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C0000012C0521D548DA6DEB3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top="0cm" fo:margin-bottom="0.353cm" loext:contextual-spacing="false" fo:line-height="100%">
        <style:tab-stops>
          <style:tab-stop style:position="8.001cm"/>
        </style:tab-stops>
      </style:paragraph-properties>
    </style:style>
    <style:style style:name="P6" style:family="paragraph" style:parent-style-name="Standard">
      <style:paragraph-properties fo:margin-top="0cm" fo:margin-bottom="0.499cm" loext:contextual-spacing="false" fo:line-height="100%" style:writing-mode="lr-tb"/>
    </style:style>
    <style:style style:name="P7" style:family="paragraph" style:parent-style-name="Standard">
      <style:paragraph-properties fo:margin-top="0cm" fo:margin-bottom="0.499cm" loext:contextual-spacing="false" fo:line-height="100%" style:writing-mode="lr-tb"/>
      <style:text-properties officeooo:paragraph-rsid="0014be98"/>
    </style:style>
    <style:style style:name="P8" style:family="paragraph" style:parent-style-name="Standard">
      <style:paragraph-properties fo:margin-top="0cm" fo:margin-bottom="0.499cm" loext:contextual-spacing="false" fo:line-height="100%" style:writing-mode="lr-tb"/>
      <style:text-properties fo:color="#000099" officeooo:rsid="000ffcd9" officeooo:paragraph-rsid="00136433"/>
    </style:style>
    <style:style style:name="P9" style:family="paragraph" style:parent-style-name="Standard">
      <style:paragraph-properties fo:margin-top="0cm" fo:margin-bottom="0.499cm" loext:contextual-spacing="false" fo:line-height="100%" style:writing-mode="lr-tb"/>
      <style:text-properties fo:color="#000099" officeooo:rsid="000ffcd9" officeooo:paragraph-rsid="0014be98"/>
    </style:style>
    <style:style style:name="P10" style:family="paragraph" style:parent-style-name="Standard">
      <style:paragraph-properties fo:margin-top="0cm" fo:margin-bottom="0.499cm" loext:contextual-spacing="false" style:writing-mode="lr-tb"/>
      <style:text-properties fo:color="#000099" officeooo:rsid="000ffcd9" officeooo:paragraph-rsid="0011364d"/>
    </style:style>
    <style:style style:name="P11" style:family="paragraph" style:parent-style-name="Standard">
      <style:paragraph-properties fo:margin-top="0cm" fo:margin-bottom="0.499cm" loext:contextual-spacing="false" style:writing-mode="lr-tb"/>
      <style:text-properties fo:color="#000099" officeooo:rsid="000ffcd9" officeooo:paragraph-rsid="0011b1d6"/>
    </style:style>
    <style:style style:name="P12" style:family="paragraph" style:parent-style-name="Standard">
      <style:paragraph-properties fo:margin-top="0cm" fo:margin-bottom="0.499cm" loext:contextual-spacing="false" style:writing-mode="lr-tb"/>
      <style:text-properties fo:color="#000099" officeooo:rsid="000ffcd9" officeooo:paragraph-rsid="00136433"/>
    </style:style>
    <style:style style:name="P13" style:family="paragraph" style:parent-style-name="Preformatted_20_Text" style:master-page-name="Standard">
      <style:paragraph-properties fo:margin-top="0cm" fo:margin-bottom="0.499cm" loext:contextual-spacing="false" fo:line-height="100%" style:page-number="1" style:writing-mode="lr-tb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5" style:family="text">
      <style:text-properties fo:font-variant="normal" fo:text-transform="none" fo:color="#212121" style:font-name="inherit" fo:font-size="21.75pt" fo:letter-spacing="normal" fo:language="en" fo:country="US" fo:font-style="normal" fo:font-weight="normal" loext:padding="0cm" loext:border="none"/>
    </style:style>
    <style:style style:name="T6" style:family="text">
      <style:text-properties fo:font-variant="normal" fo:text-transform="none" fo:color="#212121" style:font-name="inherit" fo:font-size="21.75pt" fo:letter-spacing="normal" fo:language="en" fo:country="US" fo:font-style="normal" fo:font-weight="normal" officeooo:rsid="0015ab42" loext:padding="0cm" loext:border="none"/>
    </style:style>
    <style:style style:name="T7" style:family="text">
      <style:text-properties fo:font-variant="normal" fo:text-transform="none" fo:color="#212121" style:font-name="inherit" fo:font-size="21.75pt" fo:letter-spacing="normal" fo:language="en" fo:country="US" fo:font-style="normal" fo:font-weight="normal" officeooo:rsid="0016587e" loext:padding="0cm" loext:border="none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solid" svg:stroke-width="0.026cm" svg:stroke-color="#000000" draw:stroke-linejoin="round" draw:fill="solid" draw:fill-color="#ffffff" draw:textarea-vertical-align="middle" draw:auto-grow-height="false" fo:min-height="0.067cm" fo:min-width="5.218cm" fo:padding-top="0.254cm" fo:padding-bottom="0.254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After</text:span><text:span text:style-name="T5"> practice</text:span></text:p>
      <text:p text:style-name="P7">1. Write a query in SQL to display the full name (first and last), hire date, salary, and department number for those employees whose first name does not contain the letter M and show the result set in ascending order by department number.</text:p>
      <text:p text:style-name="P9">SELECT first_name,last_name,hire_date,salary,department_id FROM employees WHERE name NOT LIKE ‘%m%’ ORDER BY department_id;</text:p>
      <text:p text:style-name="P6">2. Write a query in SQL to display the full name (first and last name), and salary of those employees who work in any department located in London.</text:p>
      <text:p text:style-name="P10">SELECT first_name,last_name FROM (SELECT * FROM locations JOIN departments ON locations.location_id=departments.department_id JOIN employees ON departments.department_id=employees.department_id) WHERE city = 'London';</text:p>
      <text:p text:style-name="P6">3. Write a query in SQL to display the number of employees that work for each department.</text:p>
      <text:p text:style-name="P11">SELECT employees_id FROM employees GROUP BY department_id;</text:p>
      <text:p text:style-name="P6">4. Write a query to display the employee number, name (first name and last name), and salary for all employees who earn more than the average salary.</text:p>
      <text:p text:style-name="P12">SELECT employees_id,first_name,last_name FROM employees WHERE salary &gt; (SELECT AVG(salary) FROM employees);</text:p>
      <text:p text:style-name="P6">5. Write a query in SQL to display the full name (first and last name) of manager who is supervising 4 or more employees.</text:p>
      <text:p text:style-name="P8">SELECT first_name,last_name FROM employees GROUP BY manager_id HAVING &gt; 4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GB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GB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Standard">
      <style:paragraph-properties fo:margin-top="0cm" fo:margin-bottom="0.353cm" loext:contextual-spacing="false" fo:line-height="100%">
        <style:tab-stops>
          <style:tab-stop style:position="8.001cm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 style:parent-style-name="Graphics">
      <style:graphic-properties draw:stroke="solid" svg:stroke-width="0.026cm" svg:stroke-color="#000000" draw:stroke-linejoin="round" draw:fill="solid" draw:fill-color="#ffffff" draw:textarea-vertical-align="middle" draw:auto-grow-height="false" fo:min-height="0.067cm" fo:min-width="5.218cm" fo:padding-top="0.254cm" fo:padding-bottom="0.254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cm" fo:margin-bottom="0.725cm" fo:margin-left="3cm" fo:margin-right="3cm" style:writing-mode="lr-tb" style:layout-grid-color="#c0c0c0" style:layout-grid-lines="252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776cm" fo:margin-left="0cm" fo:margin-right="0cm" fo:margin-top="1.67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 <text:s/><text:tab/></text:span><text:span text:style-name="MT2">PRACTICE</text:span><text:span text:style-name="MT1"> UNIT </text:span><text:span text:style-name="MT2">3</text:span><draw:frame draw:style-name="Mfr1" draw:name="image2.png" text:anchor-type="char" svg:x="0.055cm" svg:y="-0.346cm" svg:width="1.91cm" svg:height="1.905cm" draw:z-index="0"><draw:image xlink:href="Pictures/100002010000012C0000012C0521D548DA6DEB3B.png" xlink:type="simple" xlink:show="embed" xlink:actuate="onLoad"/><svg:desc>escut-ies-francesc-de-borja-moll-300x300.png</svg:desc></draw:frame></text:p>
        <text:p text:style-name="MP2"><text:span text:style-name="MT3"><text:tab/></text:span><text:span text:style-name="MT4">DATABASES</text:span><text:span text:style-name="MT3"><text:tab/></text:span><text:span text:style-name="MT5">21</text:span><text:span text:style-name="MT6">/12/2017</text:span></text:p>
        <text:p text:style-name="MP3"/>
        <text:p text:style-name="MP3"><draw:custom-shape text:anchor-type="paragraph" draw:z-index="1" draw:style-name="Mgr1" draw:text-style-name="MP4" svg:width="5.786cm" svg:height="0.636cm" svg:x="1.834cm" svg:y="0.318cm"><text:p text:style-name="Frame_20_contents"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style-name="Mgr1" draw:text-style-name="MP4" svg:width="5.786cm" svg:height="0.636cm" svg:x="9.313cm" svg:y="0.318cm"><text:p text:style-name="Frame_20_contents"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<text:p text:style-name="MP5">SURNAME: <text:tab/>NAME: </text:p>
      </style:header>
      <style:header-left>
        <text:p text:style-name="MP6"/>
      </style:header-left>
      <style:footer>
        <text:p text:style-name="MP1"><text:span text:style-name="MT3"><text:tab/><text:tab/></text:span><text:span text:style-name="MT3"><text:page-number text:select-page="current">1</text:page-number></text:span><text:span text:style-name="MT3">/</text:span><text:span text:style-name="MT3"><text:page-count>1</text:page-count></text:span></text:p>
      </style:footer>
      <style:footer-left>
        <text:p text:style-name="MP6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dc:date>2017-12-21T17:39:38.175000000</dc:date>
    <meta:editing-duration>PT29M39S</meta:editing-duration>
    <meta:editing-cycles>7</meta:editing-cycles>
    <meta:document-statistic meta:table-count="0" meta:image-count="1" meta:object-count="0" meta:page-count="1" meta:paragraph-count="15" meta:word-count="209" meta:character-count="1400" meta:non-whitespace-character-count="1197"/>
  </office:meta>
</office:document-meta>
</file>